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5.038cm"/>
    </style:style>
    <style:style style:name="co6" style:family="table-column">
      <style:table-column-properties fo:break-before="auto" style:column-width="4.3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row table:style-name="ro1">
          <table:table-cell office:value-type="string" calcext:value-type="string">
            <text:p>NAME_INSTANCE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TATUS</text:p>
          </table:table-cell>
          <table:table-cell table:style-name="Default" office:value-type="string" calcext:value-type="string">
            <text:p>SOL</text:p>
          </table:table-cell>
          <table:table-cell office:value-type="string" calcext:value-type="string">
            <text:p>GAP 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BESTBOUND</text:p>
          </table:table-cell>
          <table:table-cell table:style-name="Default" office:value-type="string" calcext:value-type="string">
            <text:p>GAP_MODIF</text:p>
          </table:table-cell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easible</text:p>
          </table:table-cell>
          <table:table-cell office:value-type="float" office:value="113590996.262834" calcext:value-type="float">
            <text:p>113590996,26</text:p>
          </table:table-cell>
          <table:table-cell table:style-name="ce3" office:value-type="percentage" office:value="0.952412219445569" calcext:value-type="percentage">
            <text:p>95,24 %</text:p>
          </table:table-cell>
          <table:table-cell office:value-type="float" office:value="3603.38950896263" calcext:value-type="float">
            <text:p>3603,38950896263</text:p>
          </table:table-cell>
          <table:table-cell table:formula="of:=[.F2]-[.G2]*(0.0000000001+[.F2])" office:value-type="float" office:value="5405543.40311495" calcext:value-type="float">
            <text:p>5405543,40311495</text:p>
          </table:table-cell>
          <table:table-cell table:style-name="Default"/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easible</text:p>
          </table:table-cell>
          <table:table-cell office:value-type="float" office:value="4833468.65782321" calcext:value-type="float">
            <text:p>4833468,66</text:p>
          </table:table-cell>
          <table:table-cell table:style-name="ce3" office:value-type="percentage" office:value="0.042686050250517" calcext:value-type="percentage">
            <text:p>4,27 %</text:p>
          </table:table-cell>
          <table:table-cell office:value-type="float" office:value="3603.21367383003" calcext:value-type="float">
            <text:p>3603,21367383003</text:p>
          </table:table-cell>
          <table:table-cell table:formula="of:=[.F3]-[.G3]*(0.0000000001+[.F3])" office:value-type="float" office:value="4627146.97181107" calcext:value-type="float">
            <text:p>4627146,97181107</text:p>
          </table:table-cell>
          <table:table-cell table:style-name="Default"/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easible</text:p>
          </table:table-cell>
          <table:table-cell office:value-type="float" office:value="4108288.10454774" calcext:value-type="float">
            <text:p>4108288,10</text:p>
          </table:table-cell>
          <table:table-cell table:style-name="ce3" office:value-type="percentage" office:value="0.015942802208968" calcext:value-type="percentage">
            <text:p>1,59 %</text:p>
          </table:table-cell>
          <table:table-cell office:value-type="float" office:value="3604.44173598289" calcext:value-type="float">
            <text:p>3604,44173598289</text:p>
          </table:table-cell>
          <table:table-cell table:formula="of:=[.F4]-[.G4]*(0.0000000001+[.F4])" office:value-type="float" office:value="4042790.47987948" calcext:value-type="float">
            <text:p>4042790,47987948</text:p>
          </table:table-cell>
          <table:table-cell table:style-name="Default"/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easible</text:p>
          </table:table-cell>
          <table:table-cell office:value-type="float" office:value="4099971.47727894" calcext:value-type="float">
            <text:p>4099971,48</text:p>
          </table:table-cell>
          <table:table-cell table:style-name="ce3" office:value-type="percentage" office:value="0.088668458308698" calcext:value-type="percentage">
            <text:p>8,87 %</text:p>
          </table:table-cell>
          <table:table-cell office:value-type="float" office:value="3610.0109398365" calcext:value-type="float">
            <text:p>3610,0109398365</text:p>
          </table:table-cell>
          <table:table-cell table:formula="of:=[.F5]-[.G5]*(0.0000000001+[.F5])" office:value-type="float" office:value="3736433.32727898" calcext:value-type="float">
            <text:p>3736433,32727898</text:p>
          </table:table-cell>
          <table:table-cell table:style-name="Default"/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easible</text:p>
          </table:table-cell>
          <table:table-cell office:value-type="float" office:value="3305992.18194657" calcext:value-type="float">
            <text:p>3305992,18</text:p>
          </table:table-cell>
          <table:table-cell table:style-name="ce3" office:value-type="percentage" office:value="0.024202483440459" calcext:value-type="percentage">
            <text:p>2,42 %</text:p>
          </table:table-cell>
          <table:table-cell office:value-type="float" office:value="3604.37987399101" calcext:value-type="float">
            <text:p>3604,37987399101</text:p>
          </table:table-cell>
          <table:table-cell table:formula="of:=[.F6]-[.G6]*(0.0000000001+[.F6])" office:value-type="float" office:value="3225978.96090872" calcext:value-type="float">
            <text:p>3225978,96090872</text:p>
          </table:table-cell>
          <table:table-cell table:style-name="Default"/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easible</text:p>
          </table:table-cell>
          <table:table-cell office:value-type="float" office:value="113756019.608266" calcext:value-type="float">
            <text:p>113756019,61</text:p>
          </table:table-cell>
          <table:table-cell table:style-name="ce3" office:value-type="percentage" office:value="0.299974518989715" calcext:value-type="percentage">
            <text:p>30,00 %</text:p>
          </table:table-cell>
          <table:table-cell office:value-type="float" office:value="3600.96005702019" calcext:value-type="float">
            <text:p>3600,96005702019</text:p>
          </table:table-cell>
          <table:table-cell table:formula="of:=[.F7]-[.G7]*(0.0000000001+[.F7])" office:value-type="float" office:value="79632112.3440918" calcext:value-type="float">
            <text:p>79632112,3440918</text:p>
          </table:table-cell>
          <table:table-cell table:style-name="Default"/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easible</text:p>
          </table:table-cell>
          <table:table-cell office:value-type="float" office:value="42489298.3417486" calcext:value-type="float">
            <text:p>42489298,34</text:p>
          </table:table-cell>
          <table:table-cell table:style-name="ce3" office:value-type="percentage" office:value="0.085915215788279" calcext:value-type="percentage">
            <text:p>8,59 %</text:p>
          </table:table-cell>
          <table:table-cell office:value-type="float" office:value="3601.52515602112" calcext:value-type="float">
            <text:p>3601,52515602112</text:p>
          </table:table-cell>
          <table:table-cell table:formula="of:=[.F8]-[.G8]*(0.0000000001+[.F8])" office:value-type="float" office:value="38838821.1060247" calcext:value-type="float">
            <text:p>38838821,1060247</text:p>
          </table:table-cell>
          <table:table-cell table:style-name="Default"/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easible</text:p>
          </table:table-cell>
          <table:table-cell office:value-type="float" office:value="23770496.0881713" calcext:value-type="float">
            <text:p>23770496,09</text:p>
          </table:table-cell>
          <table:table-cell table:style-name="ce3" office:value-type="percentage" office:value="0.012474685767781" calcext:value-type="percentage">
            <text:p>1,25 %</text:p>
          </table:table-cell>
          <table:table-cell office:value-type="float" office:value="3617.66575694084" calcext:value-type="float">
            <text:p>3617,66575694084</text:p>
          </table:table-cell>
          <table:table-cell table:formula="of:=[.F9]-[.G9]*(0.0000000001+[.F9])" office:value-type="float" office:value="23473966.6189271" calcext:value-type="float">
            <text:p>23473966,6189271</text:p>
          </table:table-cell>
          <table:table-cell table:style-name="Default"/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easible</text:p>
          </table:table-cell>
          <table:table-cell office:value-type="float" office:value="12657192.3508054" calcext:value-type="float">
            <text:p>12657192,35</text:p>
          </table:table-cell>
          <table:table-cell table:style-name="ce3" office:value-type="percentage" office:value="0.00733118601637" calcext:value-type="percentage">
            <text:p>0,73 %</text:p>
          </table:table-cell>
          <table:table-cell office:value-type="float" office:value="3621.95970988274" calcext:value-type="float">
            <text:p>3621,95970988274</text:p>
          </table:table-cell>
          <table:table-cell table:formula="of:=[.F10]-[.G10]*(0.0000000001+[.F10])" office:value-type="float" office:value="12564400.1192367" calcext:value-type="float">
            <text:p>12564400,1192367</text:p>
          </table:table-cell>
          <table:table-cell table:style-name="Default"/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easible</text:p>
          </table:table-cell>
          <table:table-cell office:value-type="float" office:value="8216340.1603561" calcext:value-type="float">
            <text:p>8216340,16</text:p>
          </table:table-cell>
          <table:table-cell table:style-name="ce3" office:value-type="percentage" office:value="0.028048818056448" calcext:value-type="percentage">
            <text:p>2,80 %</text:p>
          </table:table-cell>
          <table:table-cell office:value-type="float" office:value="3619.89334797859" calcext:value-type="float">
            <text:p>3619,89334797859</text:p>
          </table:table-cell>
          <table:table-cell table:formula="of:=[.F11]-[.G11]*(0.0000000001+[.F11])" office:value-type="float" office:value="7985881.53010839" calcext:value-type="float">
            <text:p>7985881,53010839</text:p>
          </table:table-cell>
          <table:table-cell table:style-name="Default"/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easible</text:p>
          </table:table-cell>
          <table:table-cell office:value-type="float" office:value="161523258.984262" calcext:value-type="float">
            <text:p>161523258,98</text:p>
          </table:table-cell>
          <table:table-cell table:style-name="ce3" office:value-type="percentage" office:value="0.70319375549555" calcext:value-type="percentage">
            <text:p>70,32 %</text:p>
          </table:table-cell>
          <table:table-cell office:value-type="float" office:value="3606.00128889084" calcext:value-type="float">
            <text:p>3606,00128889084</text:p>
          </table:table-cell>
          <table:table-cell table:formula="of:=[.F12]-[.G12]*(0.0000000001+[.F12])" office:value-type="float" office:value="47941111.8992385" calcext:value-type="float">
            <text:p>47941111,8992385</text:p>
          </table:table-cell>
          <table:table-cell table:style-name="Default"/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easible</text:p>
          </table:table-cell>
          <table:table-cell office:value-type="float" office:value="73342327.9562122" calcext:value-type="float">
            <text:p>73342327,96</text:p>
          </table:table-cell>
          <table:table-cell table:style-name="ce3" office:value-type="percentage" office:value="0.403093714547592" calcext:value-type="percentage">
            <text:p>40,31 %</text:p>
          </table:table-cell>
          <table:table-cell office:value-type="float" office:value="3603.08604598045" calcext:value-type="float">
            <text:p>3603,08604598045</text:p>
          </table:table-cell>
          <table:table-cell table:formula="of:=[.F13]-[.G13]*(0.0000000001+[.F13])" office:value-type="float" office:value="43778496.5467749" calcext:value-type="float">
            <text:p>43778496,5467749</text:p>
          </table:table-cell>
          <table:table-cell table:style-name="Default"/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easible</text:p>
          </table:table-cell>
          <table:table-cell office:value-type="float" office:value="43701906.4595658" calcext:value-type="float">
            <text:p>43701906,46</text:p>
          </table:table-cell>
          <table:table-cell table:style-name="ce3" office:value-type="percentage" office:value="0.225246802482631" calcext:value-type="percentage">
            <text:p>22,52 %</text:p>
          </table:table-cell>
          <table:table-cell office:value-type="float" office:value="3603.19612812996" calcext:value-type="float">
            <text:p>3603,19612812996</text:p>
          </table:table-cell>
          <table:table-cell table:formula="of:=[.F14]-[.G14]*(0.0000000001+[.F14])" office:value-type="float" office:value="33858191.7671536" calcext:value-type="float">
            <text:p>33858191,7671536</text:p>
          </table:table-cell>
          <table:table-cell table:style-name="Default"/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xact</text:p>
          </table:table-cell>
          <table:table-cell table:number-columns-repeated="2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Feasible</text:p>
          </table:table-cell>
          <table:table-cell office:value-type="float" office:value="14366591.6503161" calcext:value-type="float">
            <text:p>14366591,65</text:p>
          </table:table-cell>
          <table:table-cell table:style-name="ce3" office:value-type="percentage" office:value="0.031490179713752" calcext:value-type="percentage">
            <text:p>3,15 %</text:p>
          </table:table-cell>
          <table:table-cell office:value-type="float" office:value="3602.96484684944" calcext:value-type="float">
            <text:p>3602,96484684944</text:p>
          </table:table-cell>
          <table:table-cell table:formula="of:=[.F16]-[.G16]*(0.0000000001+[.F16])" office:value-type="float" office:value="13914185.0973736" calcext:value-type="float">
            <text:p>13914185,0973736</text:p>
          </table:table-cell>
          <table:table-cell table:style-name="Default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ct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act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xact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xact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xact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rssv_exact</text:p>
          </table:table-cell>
          <table:table-cell/>
          <table:table-cell office:value-type="float" office:value="5802516.60190428" calcext:value-type="float">
            <text:p>5802516,60</text:p>
          </table:table-cell>
          <table:table-cell/>
          <table:table-cell office:value-type="float" office:value="2636" calcext:value-type="float">
            <text:p>2636</text:p>
          </table:table-cell>
          <table:table-cell/>
          <table:table-cell table:formula="of:=([.F22]-[.I2])/(0.0000000001+[.F22])" office:value-type="percentage" office:value="0.0684139703553949" calcext:value-type="percentage">
            <text:p>6,84 %</text:p>
          </table:table-cell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ssv_exact</text:p>
          </table:table-cell>
          <table:table-cell/>
          <table:table-cell office:value-type="float" office:value="4842308.27508348" calcext:value-type="float">
            <text:p>4842308,28</text:p>
          </table:table-cell>
          <table:table-cell/>
          <table:table-cell office:value-type="float" office:value="2613" calcext:value-type="float">
            <text:p>2613</text:p>
          </table:table-cell>
          <table:table-cell/>
          <table:table-cell table:formula="of:=([.F23]-[.I3])/(0.0000000001+[.F23])" office:value-type="percentage" office:value="0.0444336236045818" calcext:value-type="percentage">
            <text:p>4,44 %</text:p>
          </table:table-cell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ssv_exact</text:p>
          </table:table-cell>
          <table:table-cell/>
          <table:table-cell office:value-type="float" office:value="4105746.08766128" calcext:value-type="float">
            <text:p>4105746,09</text:p>
          </table:table-cell>
          <table:table-cell/>
          <table:table-cell office:value-type="float" office:value="2949" calcext:value-type="float">
            <text:p>2949</text:p>
          </table:table-cell>
          <table:table-cell/>
          <table:table-cell table:formula="of:=([.F24]-[.I4])/(0.0000000001+[.F24])" office:value-type="percentage" office:value="0.0153335365698811" calcext:value-type="percentage">
            <text:p>1,53 %</text:p>
          </table:table-cell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rssv_exac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ssv_exac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ssv_exact</text:p>
          </table:table-cell>
          <table:table-cell/>
          <table:table-cell office:value-type="float" office:value="113993179.499494" calcext:value-type="float">
            <text:p>113993179,50</text:p>
          </table:table-cell>
          <table:table-cell/>
          <table:table-cell office:value-type="float" office:value="3553" calcext:value-type="float">
            <text:p>3553</text:p>
          </table:table-cell>
          <table:table-cell/>
          <table:table-cell table:formula="of:=([.F27]-[.I7])/(0.0000000001+[.F27])" office:value-type="percentage" office:value="0.301430904079265" calcext:value-type="percentage">
            <text:p>30,14 %</text:p>
          </table:table-cell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ssv_exact</text:p>
          </table:table-cell>
          <table:table-cell/>
          <table:table-cell office:value-type="float" office:value="42958563.2610393" calcext:value-type="float">
            <text:p>42958563,26</text:p>
          </table:table-cell>
          <table:table-cell/>
          <table:table-cell office:value-type="float" office:value="3291" calcext:value-type="float">
            <text:p>3291</text:p>
          </table:table-cell>
          <table:table-cell/>
          <table:table-cell table:formula="of:=([.F28]-[.I8])/(0.0000000001+[.F28])" office:value-type="percentage" office:value="0.0959003710152245" calcext:value-type="percentage">
            <text:p>9,59 %</text:p>
          </table:table-cell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ssv_exact</text:p>
          </table:table-cell>
          <table:table-cell/>
          <table:table-cell office:value-type="float" office:value="23840795.8530226" calcext:value-type="float">
            <text:p>23840795,85</text:p>
          </table:table-cell>
          <table:table-cell/>
          <table:table-cell office:value-type="float" office:value="3305" calcext:value-type="float">
            <text:p>3305</text:p>
          </table:table-cell>
          <table:table-cell/>
          <table:table-cell table:formula="of:=([.F29]-[.I9])/(0.0000000001+[.F29])" office:value-type="percentage" office:value="0.0153866186496869" calcext:value-type="percentage">
            <text:p>1,54 %</text:p>
          </table:table-cell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ssv_exact</text:p>
          </table:table-cell>
          <table:table-cell/>
          <table:table-cell office:value-type="float" office:value="14575691.963668" calcext:value-type="float">
            <text:p>14575691,96</text:p>
          </table:table-cell>
          <table:table-cell/>
          <table:table-cell office:value-type="float" office:value="3307" calcext:value-type="float">
            <text:p>3307</text:p>
          </table:table-cell>
          <table:table-cell/>
          <table:table-cell table:formula="of:=([.F30]-[.I10])/(0.0000000001+[.F30])" office:value-type="percentage" office:value="0.137989458712817" calcext:value-type="percentage">
            <text:p>13,80 %</text:p>
          </table:table-cell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ssv_exact</text:p>
          </table:table-cell>
          <table:table-cell/>
          <table:table-cell office:value-type="float" office:value="8430394.58329038" calcext:value-type="float">
            <text:p>8430394,58</text:p>
          </table:table-cell>
          <table:table-cell/>
          <table:table-cell office:value-type="float" office:value="3316" calcext:value-type="float">
            <text:p>3316</text:p>
          </table:table-cell>
          <table:table-cell/>
          <table:table-cell table:formula="of:=([.F31]-[.I11])/(0.0000000001+[.F31])" office:value-type="percentage" office:value="0.0527274315324518" calcext:value-type="percentage">
            <text:p>5,27 %</text:p>
          </table:table-cell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ssv_exact</text:p>
          </table:table-cell>
          <table:table-cell/>
          <table:table-cell office:value-type="float" office:value="120903470.548431" calcext:value-type="float">
            <text:p>120903470,55</text:p>
          </table:table-cell>
          <table:table-cell/>
          <table:table-cell office:value-type="float" office:value="3081" calcext:value-type="float">
            <text:p>3081</text:p>
          </table:table-cell>
          <table:table-cell/>
          <table:table-cell table:formula="of:=([.F32]-[.I12])/(0.0000000001+[.F32])" office:value-type="percentage" office:value="0.603476131150144" calcext:value-type="percentage">
            <text:p>60,35 %</text:p>
          </table:table-cell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ssv_exact</text:p>
          </table:table-cell>
          <table:table-cell/>
          <table:table-cell office:value-type="float" office:value="57257139.7361592" calcext:value-type="float">
            <text:p>57257139,74</text:p>
          </table:table-cell>
          <table:table-cell/>
          <table:table-cell office:value-type="float" office:value="2988" calcext:value-type="float">
            <text:p>2988</text:p>
          </table:table-cell>
          <table:table-cell/>
          <table:table-cell table:formula="of:=([.F33]-[.I13])/(0.0000000001+[.F33])" office:value-type="percentage" office:value="0.235405457755904" calcext:value-type="percentage">
            <text:p>23,54 %</text:p>
          </table:table-cell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ssv_exact</text:p>
          </table:table-cell>
          <table:table-cell/>
          <table:table-cell office:value-type="float" office:value="37604344.5076715" calcext:value-type="float">
            <text:p>37604344,51</text:p>
          </table:table-cell>
          <table:table-cell/>
          <table:table-cell office:value-type="float" office:value="3022" calcext:value-type="float">
            <text:p>3022</text:p>
          </table:table-cell>
          <table:table-cell/>
          <table:table-cell table:formula="of:=([.F34]-[.I14])/(0.0000000001+[.F34])" office:value-type="percentage" office:value="0.0996202111634647" calcext:value-type="percentage">
            <text:p>9,96 %</text:p>
          </table:table-cell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ssv_exac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ssv_exac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ssv_exact</text:p>
          </table:table-cell>
          <table:table-cell/>
          <table:table-cell office:value-type="float" office:value="68834154.0079113" calcext:value-type="float">
            <text:p>68834154,01</text:p>
          </table:table-cell>
          <table:table-cell office:value-type="float" office:value="0" calcext:value-type="float">
            <text:p>0</text:p>
          </table:table-cell>
          <table:table-cell office:value-type="float" office:value="2524" calcext:value-type="float">
            <text:p>2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ssv_exact</text:p>
          </table:table-cell>
          <table:table-cell/>
          <table:table-cell office:value-type="float" office:value="29721074.2492996" calcext:value-type="float">
            <text:p>29721074,25</text:p>
          </table:table-cell>
          <table:table-cell office:value-type="float" office:value="0" calcext:value-type="float">
            <text:p>0</text:p>
          </table:table-cell>
          <table:table-cell office:value-type="float" office:value="2379" calcext:value-type="float">
            <text:p>2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ssv_exact</text:p>
          </table:table-cell>
          <table:table-cell/>
          <table:table-cell office:value-type="float" office:value="19114898.3519924" calcext:value-type="float">
            <text:p>19114898,35</text:p>
          </table:table-cell>
          <table:table-cell office:value-type="float" office:value="0" calcext:value-type="float">
            <text:p>0</text:p>
          </table:table-cell>
          <table:table-cell office:value-type="float" office:value="2367" calcext:value-type="float">
            <text:p>2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ssv_exact</text:p>
          </table:table-cell>
          <table:table-cell/>
          <table:table-cell office:value-type="float" office:value="15503051.1703184" calcext:value-type="float">
            <text:p>15503051,17</text:p>
          </table:table-cell>
          <table:table-cell office:value-type="float" office:value="0" calcext:value-type="float">
            <text:p>0</text:p>
          </table:table-cell>
          <table:table-cell office:value-type="float" office:value="2235" calcext:value-type="float">
            <text:p>2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ssv_exac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166192826.163912" calcext:value-type="float">
            <text:p>166192826,16</text:p>
          </table:table-cell>
          <table:table-cell/>
          <table:table-cell office:value-type="float" office:value="4181" calcext:value-type="float">
            <text:p>4181</text:p>
          </table:table-cell>
          <table:table-cell/>
          <table:table-cell table:formula="of:=([.F42]-[.I2])/(0.0000000001+[.F42])" office:value-type="percentage" office:value="0.967474267524739" calcext:value-type="percentage">
            <text:p>96,75 %</text:p>
          </table:table-cell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160763050.152744" calcext:value-type="float">
            <text:p>160763050,15</text:p>
          </table:table-cell>
          <table:table-cell/>
          <table:table-cell office:value-type="float" office:value="4369" calcext:value-type="float">
            <text:p>4369</text:p>
          </table:table-cell>
          <table:table-cell/>
          <table:table-cell table:formula="of:=([.F43]-[.I3])/(0.0000000001+[.F43])" office:value-type="percentage" office:value="0.971217596534684" calcext:value-type="percentage">
            <text:p>97,12 %</text:p>
          </table:table-cell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155263360.28984" calcext:value-type="float">
            <text:p>155263360,29</text:p>
          </table:table-cell>
          <table:table-cell/>
          <table:table-cell office:value-type="float" office:value="4423" calcext:value-type="float">
            <text:p>4423</text:p>
          </table:table-cell>
          <table:table-cell/>
          <table:table-cell table:formula="of:=([.F44]-[.I4])/(0.0000000001+[.F44])" office:value-type="percentage" office:value="0.973961722377175" calcext:value-type="percentage">
            <text:p>97,40 %</text:p>
          </table:table-cell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151074671.285146" calcext:value-type="float">
            <text:p>151074671,29</text:p>
          </table:table-cell>
          <table:table-cell/>
          <table:table-cell office:value-type="float" office:value="4567" calcext:value-type="float">
            <text:p>4567</text:p>
          </table:table-cell>
          <table:table-cell/>
          <table:table-cell table:formula="of:=([.F45]-[.I5])/(0.0000000001+[.F45])" office:value-type="percentage" office:value="0.975267638873583" calcext:value-type="percentage">
            <text:p>97,53 %</text:p>
          </table:table-cell>
        </table:table-row>
        <table:table-row table:style-name="ro1">
          <table:table-cell office:value-type="string" calcext:value-type="string">
            <text:p>p3038</text:p>
          </table:table-cell>
          <table:table-cell table:style-name="ce1" office:value-type="float" office:value="3038" calcext:value-type="float">
            <text:p>303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ssv_vn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392769721.603266" calcext:value-type="float">
            <text:p>392769721,60</text:p>
          </table:table-cell>
          <table:table-cell/>
          <table:table-cell office:value-type="float" office:value="3609" calcext:value-type="float">
            <text:p>3609</text:p>
          </table:table-cell>
          <table:table-cell/>
          <table:table-cell table:formula="of:=([.F47]-[.I7])/(0.0000000001+[.F47])" office:value-type="percentage" office:value="0.797254961459256" calcext:value-type="percentage">
            <text:p>79,73 %</text:p>
          </table:table-cell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117446944.880605" calcext:value-type="float">
            <text:p>117446944,88</text:p>
          </table:table-cell>
          <table:table-cell/>
          <table:table-cell office:value-type="float" office:value="3604" calcext:value-type="float">
            <text:p>3604</text:p>
          </table:table-cell>
          <table:table-cell/>
          <table:table-cell table:formula="of:=([.F48]-[.I8])/(0.0000000001+[.F48])" office:value-type="percentage" office:value="0.669307523107496" calcext:value-type="percentage">
            <text:p>66,93 %</text:p>
          </table:table-cell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103076776.091611" calcext:value-type="float">
            <text:p>103076776,09</text:p>
          </table:table-cell>
          <table:table-cell/>
          <table:table-cell office:value-type="float" office:value="3617" calcext:value-type="float">
            <text:p>3617</text:p>
          </table:table-cell>
          <table:table-cell/>
          <table:table-cell table:formula="of:=([.F49]-[.I9])/(0.0000000001+[.F49])" office:value-type="percentage" office:value="0.772267163283567" calcext:value-type="percentage">
            <text:p>77,23 %</text:p>
          </table:table-cell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80866977.2185534" calcext:value-type="float">
            <text:p>80866977,22</text:p>
          </table:table-cell>
          <table:table-cell/>
          <table:table-cell office:value-type="float" office:value="3630" calcext:value-type="float">
            <text:p>3630</text:p>
          </table:table-cell>
          <table:table-cell/>
          <table:table-cell table:formula="of:=([.F50]-[.I10])/(0.0000000001+[.F50])" office:value-type="percentage" office:value="0.844628789755801" calcext:value-type="percentage">
            <text:p>84,46 %</text:p>
          </table:table-cell>
        </table:table-row>
        <table:table-row table:style-name="ro1">
          <table:table-cell office:value-type="string" calcext:value-type="string">
            <text:p>rl1304</text:p>
          </table:table-cell>
          <table:table-cell office:value-type="float" office:value="1304" calcext:value-type="float">
            <text:p>130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69844735.735649" calcext:value-type="float">
            <text:p>69844735,74</text:p>
          </table:table-cell>
          <table:table-cell/>
          <table:table-cell office:value-type="float" office:value="3666" calcext:value-type="float">
            <text:p>3666</text:p>
          </table:table-cell>
          <table:table-cell/>
          <table:table-cell table:formula="of:=([.F51]-[.I11])/(0.0000000001+[.F51])" office:value-type="percentage" office:value="0.885662370313295" calcext:value-type="percentage">
            <text:p>88,57 %</text:p>
          </table:table-cell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907843353.341094" calcext:value-type="float">
            <text:p>907843353,34</text:p>
          </table:table-cell>
          <table:table-cell/>
          <table:table-cell office:value-type="float" office:value="3620" calcext:value-type="float">
            <text:p>3620</text:p>
          </table:table-cell>
          <table:table-cell/>
          <table:table-cell table:formula="of:=([.F52]-[.I12])/(0.0000000001+[.F52])" office:value-type="percentage" office:value="0.947192308317505" calcext:value-type="percentage">
            <text:p>94,72 %</text:p>
          </table:table-cell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661460843.763149" calcext:value-type="float">
            <text:p>661460843,76</text:p>
          </table:table-cell>
          <table:table-cell/>
          <table:table-cell office:value-type="float" office:value="3649" calcext:value-type="float">
            <text:p>3649</text:p>
          </table:table-cell>
          <table:table-cell/>
          <table:table-cell table:formula="of:=([.F53]-[.I13])/(0.0000000001+[.F53])" office:value-type="percentage" office:value="0.933815437512956" calcext:value-type="percentage">
            <text:p>93,38 %</text:p>
          </table:table-cell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460026052.222331" calcext:value-type="float">
            <text:p>460026052,22</text:p>
          </table:table-cell>
          <table:table-cell/>
          <table:table-cell office:value-type="float" office:value="3680" calcext:value-type="float">
            <text:p>3680</text:p>
          </table:table-cell>
          <table:table-cell/>
          <table:table-cell table:formula="of:=([.F54]-[.I14])/(0.0000000001+[.F54])" office:value-type="percentage" office:value="0.926399403678142" calcext:value-type="percentage">
            <text:p>92,64 %</text:p>
          </table:table-cell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424351579.392612" calcext:value-type="float">
            <text:p>424351579,39</text:p>
          </table:table-cell>
          <table:table-cell/>
          <table:table-cell office:value-type="float" office:value="3762" calcext:value-type="float">
            <text:p>3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2392</text:p>
          </table:table-cell>
          <table:table-cell office:value-type="float" office:value="2392" calcext:value-type="float">
            <text:p>239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430591263.989229" calcext:value-type="float">
            <text:p>430591263,99</text:p>
          </table:table-cell>
          <table:table-cell/>
          <table:table-cell office:value-type="float" office:value="3932" calcext:value-type="float">
            <text:p>3932</text:p>
          </table:table-cell>
          <table:table-cell/>
          <table:table-cell table:formula="of:=([.F56]-[.I16])/(0.0000000001+[.F56])" office:value-type="percentage" office:value="0.967685862995767" calcext:value-type="percentage">
            <text:p>96,77 %</text:p>
          </table:table-cell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466240115.860709" calcext:value-type="float">
            <text:p>466240115,86</text:p>
          </table:table-cell>
          <table:table-cell office:value-type="float" office:value="0" calcext:value-type="float">
            <text:p>0</text:p>
          </table:table-cell>
          <table:table-cell office:value-type="float" office:value="3640" calcext:value-type="float">
            <text:p>364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319595143.181349" calcext:value-type="float">
            <text:p>319595143,18</text:p>
          </table:table-cell>
          <table:table-cell office:value-type="float" office:value="0" calcext:value-type="float">
            <text:p>0</text:p>
          </table:table-cell>
          <table:table-cell office:value-type="float" office:value="3714" calcext:value-type="float">
            <text:p>371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227546697.356043" calcext:value-type="float">
            <text:p>227546697,36</text:p>
          </table:table-cell>
          <table:table-cell office:value-type="float" office:value="0" calcext:value-type="float">
            <text:p>0</text:p>
          </table:table-cell>
          <table:table-cell office:value-type="float" office:value="3977" calcext:value-type="float">
            <text:p>3977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233107445.649809" calcext:value-type="float">
            <text:p>233107445,65</text:p>
          </table:table-cell>
          <table:table-cell office:value-type="float" office:value="0" calcext:value-type="float">
            <text:p>0</text:p>
          </table:table-cell>
          <table:table-cell office:value-type="float" office:value="4531" calcext:value-type="float">
            <text:p>453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4461" calcext:value-type="float">
            <text:p>446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ssv_vns</text:p>
          </table:table-cell>
          <table:table-cell/>
          <table:table-cell office:value-type="float" office:value="223020732.328685" calcext:value-type="float">
            <text:p>223020732,33</text:p>
          </table:table-cell>
          <table:table-cell office:value-type="float" office:value="0" calcext:value-type="float">
            <text:p>0</text:p>
          </table:table-cell>
          <table:table-cell office:value-type="float" office:value="5596" calcext:value-type="float">
            <text:p>5596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07:57:50.574395495</meta:creation-date>
    <dc:date>2024-05-22T09:43:22.870668413</dc:date>
    <meta:editing-duration>PT54M3S</meta:editing-duration>
    <meta:editing-cycles>3</meta:editing-cycles>
    <meta:generator>LibreOffice/7.3.7.2$Linux_X86_64 LibreOffice_project/30$Build-2</meta:generator>
    <meta:document-statistic meta:table-count="1" meta:cell-count="455" meta:object-count="0"/>
  </office:meta>
</office:document-meta>
</file>